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</style:style>
    <style:style style:name="P3" style:family="paragraph">
      <style:paragraph-properties fo:text-align="center"/>
    </style:style>
    <style:style style:name="T1" style:family="text">
      <style:text-properties fo:font-size="6pt" style:font-size-asian="6pt" style:font-size-complex="6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background"/>
    </style:style>
    <style:style style:name="gr3" style:family="graphic">
      <style:graphic-properties draw:textarea-horizontal-align="justify" draw:textarea-vertical-align="middle" draw:auto-grow-height="false" style:run-through="background"/>
    </style:style>
    <style:style style:name="gr4" style:family="graphic">
      <style:graphic-properties draw:marker-end="Arrow" draw:textarea-horizontal-align="center" draw:textarea-vertical-align="middle" style:run-through="foreground"/>
    </style:style>
    <style:style style:name="gr5" style:family="graphic">
      <style:graphic-properties draw:stroke="none" svg:stroke-color="#000000" draw:fill="none" draw:fill-color="#ffffff" fo:min-height="0.2083in" style:run-through="foreground"/>
    </style:style>
    <style:style style:name="gr6" style:family="graphic">
      <style:graphic-properties draw:stroke="none" svg:stroke-color="#000000" draw:fill="none" draw:fill-color="#ffffff" fo:min-height="0.25in" style:run-through="foreground"/>
    </style:style>
    <style:style style:name="gr7" style:family="graphic">
      <style:graphic-properties style:run-through="foreground"/>
    </style:style>
    <style:style style:name="gr8" style:family="graphic">
      <style:graphic-properties draw:stroke="none" svg:stroke-color="#000000" draw:fill="none" draw:fill-color="#ffffff" fo:min-height="0.2398in" style:run-through="foreground"/>
    </style:style>
    <style:style style:name="gr9" style:family="graphic">
      <style:graphic-properties draw:stroke="none" svg:stroke-color="#000000" draw:fill="none" draw:fill-color="#ffffff" fo:min-height="0.1772in" style:run-through="foreground"/>
    </style:style>
    <style:style style:name="gr10" style:family="graphic">
      <style:graphic-properties draw:stroke="none" svg:stroke-color="#000000" draw:fill="none" draw:fill-color="#ffffff" fo:min-height="0.2709in" style:run-through="foreground"/>
    </style:style>
    <style:style style:name="gr11" style:family="graphic">
      <style:graphic-properties draw:marker-end="Arrow" draw:textarea-horizontal-align="center" draw:textarea-vertical-align="middle" style:run-through="background"/>
    </style:style>
    <style:style style:name="gr12" style:family="graphic">
      <style:graphic-properties draw:stroke="none" svg:stroke-color="#000000" draw:fill="none" draw:fill-color="#ffffff" fo:min-height="0.2709in" style:run-through="background"/>
    </style:style>
    <style:style style:name="gr13" style:family="graphic">
      <style:graphic-properties style:run-through="background" style:vertical-pos="from-top" style:vertical-rel="paragraph" style:horizontal-pos="from-left" style:horizontal-rel="paragraph"/>
    </style:style>
    <style:style style:name="gr14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textarea-horizontal-align="justify" draw:textarea-vertical-align="middle" draw:auto-grow-height="false" style:run-through="foreground"/>
    </style:style>
    <style:style style:name="gr18" style:family="graphic">
      <style:graphic-properties style:run-through="foreground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1" draw:style-name="gr1"><draw:g draw:style-name="gr2"><draw:custom-shape draw:style-name="gr3" draw:text-style-name="P3" svg:width="2.115in" svg:height="0.9795in" svg:x="4.0563in" svg:y="5.963in"><text:p text:style-name="P3">prediksi[l] =<text:line-break/>proyeksi_data[l]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g draw:style-name="gr7"><draw:line draw:style-name="gr4" draw:text-style-name="P3" svg:x1="6.1713in" svg:y1="6.4524in" svg:x2="6.5776in" svg:y2="6.4524in"><text:p/></draw:line><draw:frame draw:style-name="gr8" svg:width="0.615in" svg:height="0.2398in" svg:x="6.0669in" svg:y="6.0358in"><draw:text-box><text:p>Tidak</text:p></draw:text-box></draw:frame></draw:g><draw:g draw:style-name="gr7"><draw:line draw:style-name="gr4" draw:text-style-name="P3" svg:x1="5.1083in" svg:y1="6.9413in" svg:x2="5.098in" svg:y2="7.285in"><text:p/></draw:line><draw:frame draw:style-name="gr9" svg:width="0.4067in" svg:height="0.1925in" svg:x="5.2752in" svg:y="6.9421in"><draw:text-box><text:p>Ya</text:p></draw:text-box></draw:frame></draw:g></draw:g><draw:g draw:style-name="gr2"><draw:custom-shape draw:style-name="gr3" draw:text-style-name="P3" svg:width="1.863in" svg:height="0.9795in" svg:x="4.1917in" svg:y="4.6504in"><text:p text:style-name="P3">l &lt; length(data)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g draw:style-name="gr7"><draw:line draw:style-name="gr4" draw:text-style-name="P3" svg:x1="6.0555in" svg:y1="5.1402in" svg:x2="6.4134in" svg:y2="5.1402in"><text:p/></draw:line><draw:frame draw:style-name="gr8" svg:width="0.5421in" svg:height="0.2398in" svg:x="5.9626in" svg:y="4.7236in"><draw:text-box><text:p>Tidak</text:p></draw:text-box></draw:frame></draw:g><draw:g draw:style-name="gr7"><draw:line draw:style-name="gr4" draw:text-style-name="P3" svg:x1="5.1185in" svg:y1="5.6291in" svg:x2="5.1094in" svg:y2="5.9728in"><text:p/></draw:line><draw:frame draw:style-name="gr9" svg:width="0.3579in" svg:height="0.1925in" svg:x="5.2654in" svg:y="5.6295in"><draw:text-box><text:p>Ya</text:p></draw:text-box></draw:frame></draw:g></draw:g><draw:g draw:style-name="gr2"><draw:g draw:style-name="gr2"><draw:custom-shape draw:style-name="gr3" draw:text-style-name="P3" svg:width="2.5213in" svg:height="0.4276in" svg:x="3.8898in" svg:y="1.6291in"><text:p text:style-name="P3">proyeksi_data = <text:line-break/>proyeksi(data, individu[i][j].fenotip)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3" svg:width="2.4795in" svg:height="0.9169in" svg:x="3.9106in" svg:y="2.3476in"><text:p text:style-name="P3">decision_tree.train(proyeksi_data,<text:line-break/>kelas_ini, kelas_lain)<text:span text:style-name="T1"> </text:span><text:span text:style-name="T1"><text:line-break/></text:span><text:span text:style-name="T1"><text:line-break/></text:span><text:span text:style-name="T1"> </text:span>prediksi = <text:line-break/>decision_tree.predict(proyeksi_data)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3" svg:width="2.115in" svg:height="0.4276in" svg:x="4.0878in" svg:y="0.8685in"><text:p text:style-name="P3">kelas_ini = kelas[k]<text:line-break/>kelas_lain = kelas - kelas[k]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3" svg:width="2.7606in" svg:height="0.6776in" svg:x="3.9008in" svg:y="3.6083in"><text:p text:style-name="P3">l = 0, true_positive = 0<text:line-break/>true_negative = 0, false_positive = 0<text:line-break/>false_negative = 0</text:p><draw:enhanced-geometry svg:viewBox="0 0 21600 21600" draw:glue-points="10800 0 0 10800 10800 21600 21600 10800" draw:type="flowchart-process" draw:enhanced-path="M 0 0 L 21600 0 21600 21600 0 21600 0 0 Z N"/></draw:custom-shape><draw:line draw:style-name="gr4" draw:text-style-name="P3" svg:x1="5.1402in" svg:y1="2.0555in" svg:x2="5.1299in" svg:y2="2.3992in"><text:p/></draw:line><draw:line draw:style-name="gr4" draw:text-style-name="P3" svg:x1="5.1717in" svg:y1="1.2957in" svg:x2="5.1614in" svg:y2="1.6394in"><text:p/></draw:line><draw:line draw:style-name="gr4" draw:text-style-name="P3" svg:x1="5.15in" svg:y1="3.2646in" svg:x2="5.1398in" svg:y2="3.6083in"><text:p/></draw:line></draw:g><draw:custom-shape draw:style-name="gr3" draw:text-style-name="P3" svg:width="0.4169in" svg:height="0.4276in" svg:x="4.9008in" svg:y="0.1193in"><text:p text:style-name="P3">D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line draw:style-name="gr4" draw:text-style-name="P3" svg:x1="5.15in" svg:y1="0.524in" svg:x2="5.1398in" svg:y2="0.8677in"><text:p/></draw:line></draw:g><draw:line draw:style-name="gr4" draw:text-style-name="P3" svg:x1="5.1083in" svg:y1="4.3059in" svg:x2="5.098in" svg:y2="4.6496in"><text:p/></draw:line><draw:custom-shape draw:style-name="gr3" draw:text-style-name="P3" svg:width="0.4067in" svg:height="0.3961in" svg:x="6.3799in" svg:y="4.963in"><text:p text:style-name="P3">E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3" draw:text-style-name="P3" svg:width="0.4067in" svg:height="0.3961in" svg:x="6.5461in" svg:y="6.1713in"><text:p text:style-name="P3">F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3" draw:text-style-name="P3" svg:width="0.4067in" svg:height="0.3961in" svg:x="4.9209in" svg:y="7.2547in"><text:p text:style-name="P3">G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3" draw:text-style-name="P3" svg:width="0.3858in" svg:height="0.3961in" svg:x="3.5252in" svg:y="4.9528in"><text:p text:style-name="P3">H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line draw:style-name="gr4" draw:text-style-name="P3" svg:x1="3.9114in" svg:y1="5.1402in" svg:x2="4.1925in" svg:y2="5.1402in"><text:p/></draw:line></draw:g><draw:g text:anchor-type="paragraph" draw:z-index="0" draw:style-name="gr1"><draw:g draw:style-name="gr2"><draw:custom-shape draw:style-name="gr3" draw:text-style-name="P3" svg:width="1.198in" svg:height="0.313in" svg:x="1.2854in" svg:y="0.0571in"><text:p text:style-name="P3">Mulai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draw:style-name="gr3" draw:text-style-name="P3" svg:width="2.4795in" svg:height="1.4169in" svg:x="0.6398in" svg:y="1.3906in"><text:p text:style-name="P3">i &lt; maksimum_generasi<text:line-break/>dan<text:line-break/>fitness_terbaik &lt; 1.0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3" draw:text-style-name="P3" svg:width="1.6461in" svg:height="0.4276in" svg:x="1.0154in" svg:y="3.1091in"><text:p text:style-name="P3">j = 0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3" svg:width="1.6461in" svg:height="0.4276in" svg:x="1.0563in" svg:y="0.6823in"><text:p text:style-name="P3">i = 0, best_feature=[],<text:line-break/>best_individu=[]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3" svg:width="0.4067in" svg:height="0.4169in" svg:x="3.4315in" svg:y="1.9736in"><text:p text:style-name="P3">A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line draw:style-name="gr4" draw:text-style-name="P3" svg:x1="1.8689in" svg:y1="0.3701in" svg:x2="1.8689in" svg:y2="0.6827in"><text:p/></draw:line><draw:line draw:style-name="gr4" draw:text-style-name="P3" svg:x1="1.8799in" svg:y1="1.1091in" svg:x2="1.8799in" svg:y2="1.4217in"><text:p/></draw:line><draw:line draw:style-name="gr4" draw:text-style-name="P3" svg:x1="3.1189in" svg:y1="2.1091in" svg:x2="3.4524in" svg:y2="2.1193in"><text:p/></draw:line><draw:line draw:style-name="gr4" draw:text-style-name="P3" svg:x1="1.8799in" svg:y1="2.8067in" svg:x2="1.8799in" svg:y2="3.1193in"><text:p/></draw:line><draw:frame draw:style-name="gr5" svg:width="0.6043in" svg:height="0.2087in" svg:x="2.9941in" svg:y="1.6823in"><draw:text-box><text:p>Tidak</text:p></draw:text-box></draw:frame><draw:frame draw:style-name="gr6" svg:width="0.5732in" svg:height="0.2504in" svg:x="2.2232in" svg:y="2.6925in"><draw:text-box><text:p>Ya</text:p></draw:text-box></draw:frame></draw:g><draw:g draw:style-name="gr2"><draw:custom-shape draw:style-name="gr3" draw:text-style-name="P3" svg:width="2.4689in" svg:height="0.9169in" svg:x="0.6398in" svg:y="5.0882in"><text:p text:style-name="P3">individu[i][j].genotip = random, <text:line-break/>mutasi, atau crossover<text:span text:style-name="T1"> </text:span><text:span text:style-name="T1"><text:line-break/></text:span><text:span text:style-name="T1"><text:line-break/></text:span><text:span text:style-name="T1"> </text:span>individu[i][j].fenotip = <text:line-break/>transformasi(individu[i][j].genotip)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3" svg:width="1.6461in" svg:height="0.4276in" svg:x="1.0354in" svg:y="6.3799in"><text:p text:style-name="P3">k = 0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3" svg:width="0.4169in" svg:height="0.3858in" svg:x="3.3063in" svg:y="4.078in"><text:p text:style-name="P3">B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3" draw:text-style-name="P3" svg:width="0.4169in" svg:height="0.3858in" svg:x="1.6299in" svg:y="8.3799in"><text:p text:style-name="P3">D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3" draw:text-style-name="P3" svg:width="0.4169in" svg:height="0.3858in" svg:x="3.3169in" svg:y="7.4217in"><text:p text:style-name="P3">C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g draw:style-name="gr2"><draw:custom-shape draw:style-name="gr3" draw:text-style-name="P3" svg:width="2.115in" svg:height="0.9795in" svg:x="0.7854in" svg:y="3.7654in"><text:p text:style-name="P3">j &lt; maksimum_populasi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g draw:style-name="gr7"><draw:line draw:style-name="gr4" draw:text-style-name="P3" svg:x1="2.9008in" svg:y1="4.2555in" svg:x2="3.3071in" svg:y2="4.2555in"><text:p/></draw:line><draw:frame draw:style-name="gr8" svg:width="0.615in" svg:height="0.2398in" svg:x="2.7961in" svg:y="3.8382in"><draw:text-box><text:p>Tidak</text:p></draw:text-box></draw:frame></draw:g><draw:g draw:style-name="gr7"><draw:line draw:style-name="gr4" draw:text-style-name="P3" svg:x1="1.8374in" svg:y1="4.7441in" svg:x2="1.8272in" svg:y2="5.0878in"><text:p/></draw:line><draw:frame draw:style-name="gr9" svg:width="0.4067in" svg:height="0.1925in" svg:x="2.0043in" svg:y="4.7445in"><draw:text-box><text:p>Ya</text:p></draw:text-box></draw:frame></draw:g></draw:g><draw:g draw:style-name="gr2"><draw:custom-shape draw:style-name="gr3" draw:text-style-name="P3" svg:width="2.115in" svg:height="0.9795in" svg:x="0.8169in" svg:y="7.1091in"><text:p text:style-name="P3">k &lt; length(kelas)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g draw:style-name="gr7"><draw:line draw:style-name="gr4" draw:text-style-name="P3" svg:x1="2.9323in" svg:y1="7.5992in" svg:x2="3.3386in" svg:y2="7.5992in"><text:p/></draw:line><draw:frame draw:style-name="gr8" svg:width="0.615in" svg:height="0.2398in" svg:x="2.8272in" svg:y="7.1823in"><draw:text-box><text:p>Tidak</text:p></draw:text-box></draw:frame></draw:g><draw:g draw:style-name="gr7"><draw:line draw:style-name="gr4" draw:text-style-name="P3" svg:x1="1.8693in" svg:y1="8.0882in" svg:x2="1.8591in" svg:y2="8.4319in"><text:p/></draw:line><draw:frame draw:style-name="gr9" svg:width="0.4067in" svg:height="0.1925in" svg:x="2.0354in" svg:y="8.0882in"><draw:text-box><text:p>Ya</text:p></draw:text-box></draw:frame></draw:g></draw:g><draw:line draw:style-name="gr4" draw:text-style-name="P3" svg:x1="1.8374in" svg:y1="6.0055in" svg:x2="1.8272in" svg:y2="6.3492in"><text:p/></draw:line><draw:line draw:style-name="gr4" draw:text-style-name="P3" svg:x1="1.8488in" svg:y1="6.8067in" svg:x2="1.8386in" svg:y2="7.1504in"><text:p/></draw:line></draw:g><draw:g draw:style-name="gr7"><draw:line draw:style-name="gr4" draw:text-style-name="P3" svg:x1="1.8488in" svg:y1="3.5358in" svg:x2="1.8386in" svg:y2="3.8795in"><text:p/></draw:line><draw:frame draw:style-name="gr9" svg:width="0.4067in" svg:height="0.1925in" svg:x="2.0154in" svg:y="3.5362in"><draw:text-box><text:p>Ya</text:p></draw:text-box></draw:frame></draw:g><draw:custom-shape draw:style-name="gr3" draw:text-style-name="P3" svg:width="0.3961in" svg:height="0.3858in" svg:x="0.0563in" svg:y="7.3799in"><text:p text:style-name="P3">I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line draw:style-name="gr4" draw:text-style-name="P3" svg:x1="0.4528in" svg:y1="7.5673in" svg:x2="0.8173in" svg:y2="7.5776in"><text:p/></draw:line><draw:custom-shape draw:style-name="gr3" draw:text-style-name="P3" svg:width="0.3543in" svg:height="0.365in" svg:x="0.1189in" svg:y="4.0882in"><text:p text:style-name="P3">J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line draw:style-name="gr4" draw:text-style-name="P3" svg:x1="0.4736in" svg:y1="4.2555in" svg:x2="0.7862in" svg:y2="4.2555in"><text:p/></draw:line><draw:custom-shape draw:style-name="gr3" draw:text-style-name="P3" svg:width="0.3752in" svg:height="0.3858in" svg:x="0.0252in" svg:y="1.8591in"><text:p text:style-name="P3">K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line draw:style-name="gr4" draw:text-style-name="P3" svg:x1="0.4004in" svg:y1="2.0882in" svg:x2="0.765in" svg:y2="2.0984in"><text:p/></draw:line></draw:g></text:p>
      <text:p text:style-name="P1"><draw:g text:anchor-type="paragraph" draw:z-index="2" draw:style-name="gr1"><draw:g draw:style-name="gr2"><draw:g draw:style-name="gr2"><draw:g draw:style-name="gr2"><draw:custom-shape draw:style-name="gr3" draw:text-style-name="P3" svg:width="1.7815in" svg:height="1.0941in" svg:x="0.2228in" svg:y="1.1516in"><text:p text:style-name="P3">proyeksi_data[l] = <text:line-break/>kelas_ini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3" draw:text-style-name="P3" svg:width="1.6043in" svg:height="0.4276in" svg:x="0.3583in" svg:y="2.9327in"><text:p text:style-name="P3">true_positive += 1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3" svg:width="1.6043in" svg:height="0.4276in" svg:x="1.6075in" svg:y="2.3807in"><text:p text:style-name="P3">true_negative += 1</text:p><draw:enhanced-geometry svg:viewBox="0 0 21600 21600" draw:glue-points="10800 0 0 10800 10800 21600 21600 10800" draw:type="flowchart-process" draw:enhanced-path="M 0 0 L 21600 0 21600 21600 0 21600 0 0 Z N"/></draw:custom-shape><draw:line draw:style-name="gr4" draw:text-style-name="P3" svg:x1="1.0878in" svg:y1="2.2449in" svg:x2="1.0878in" svg:y2="2.922in"><text:p/></draw:line><draw:polyline draw:style-name="gr4" draw:text-style-name="P3" svg:width="0.7154in" svg:height="0.4776in" draw:transform="skewX (-0.0020943951023932) rotate (-1.55596102815295) translate (2.48153280507921in 1.66445586308383in)" svg:viewBox="0 0 1818 1214" draw:points="0,1214 106,0 1818,25"><text:p/></draw:polyline><draw:frame draw:style-name="gr10" svg:width="0.5835in" svg:height="0.2713in" svg:x="2.5665in" svg:y="1.7972in"><draw:text-box><text:p>Tidak</text:p></draw:text-box></draw:frame><draw:frame draw:style-name="gr10" svg:width="0.4898in" svg:height="0.2713in" svg:x="0.4311in" svg:y="2.2453in"><draw:text-box><text:p>Ya</text:p></draw:text-box></draw:frame></draw:g><draw:g draw:style-name="gr2"><draw:custom-shape draw:style-name="gr3" draw:text-style-name="P3" svg:width="1.7815in" svg:height="1.0941in" svg:x="3.348in" svg:y="1.2236in"><text:p text:style-name="P3">proyeksi_data[l] = <text:line-break/>kelas_ini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3" draw:text-style-name="P3" svg:width="1.6043in" svg:height="0.4276in" svg:x="3.4831in" svg:y="3.0047in"><text:p text:style-name="P3">false_positive += 1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3" svg:width="1.6043in" svg:height="0.4276in" svg:x="4.7327in" svg:y="2.4528in"><text:p text:style-name="P3">false_negative += 1</text:p><draw:enhanced-geometry svg:viewBox="0 0 21600 21600" draw:glue-points="10800 0 0 10800 10800 21600 21600 10800" draw:type="flowchart-process" draw:enhanced-path="M 0 0 L 21600 0 21600 21600 0 21600 0 0 Z N"/></draw:custom-shape><draw:line draw:style-name="gr11" draw:text-style-name="P3" svg:x1="4.2126in" svg:y1="2.3173in" svg:x2="4.2126in" svg:y2="2.9945in"><text:p/></draw:line><draw:polyline draw:style-name="gr11" draw:text-style-name="P3" svg:width="0.7154in" svg:height="0.4776in" draw:transform="skewX (-0.0020943951023932) rotate (-1.55596102815295) translate (5.60732020665401in 1.73667808530604in)" svg:viewBox="0 0 1818 1214" draw:points="0,1214 106,0 1818,25"><text:p/></draw:polyline><draw:frame draw:style-name="gr12" svg:width="0.5835in" svg:height="0.2713in" svg:x="5.6917in" svg:y="1.8693in"><draw:text-box><text:p>Tidak</text:p></draw:text-box></draw:frame><draw:frame draw:style-name="gr12" svg:width="0.4898in" svg:height="0.2713in" svg:x="3.5563in" svg:y="2.3173in"><draw:text-box><text:p>Ya</text:p></draw:text-box></draw:frame></draw:g><draw:custom-shape draw:style-name="gr3" draw:text-style-name="P3" svg:width="0.4169in" svg:height="0.4067in" svg:x="0.9102in" svg:y="0.1618in"><text:p text:style-name="P3">G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3" draw:text-style-name="P3" svg:width="0.4169in" svg:height="0.4067in" svg:x="4.0772in" svg:y="0.2346in"><text:p text:style-name="P3">F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line draw:style-name="gr4" draw:text-style-name="P3" svg:x1="1.1504in" svg:y1="0.6201in" svg:x2="1.1504in" svg:y2="1.2035in"><text:p/></draw:line><draw:line draw:style-name="gr4" draw:text-style-name="P3" svg:x1="4.265in" svg:y1="0.6402in" svg:x2="4.265in" svg:y2="1.2236in"><text:p/></draw:line></draw:g><draw:line draw:style-name="gr4" draw:text-style-name="P3" svg:x1="1.0878in" svg:y1="3.3598in" svg:x2="1.0669in" svg:y2="4.9118in"><text:p/></draw:line><draw:line draw:style-name="gr4" draw:text-style-name="P3" svg:x1="2.4732in" svg:y1="2.8075in" svg:x2="1.1504in" svg:y2="4.9118in"><text:p/></draw:line><draw:line draw:style-name="gr4" draw:text-style-name="P3" svg:x1="4.2335in" svg:y1="3.4319in" svg:x2="1.2232in" svg:y2="4.9118in"><text:p/></draw:line><draw:polyline draw:style-name="gr4" draw:text-style-name="P3" svg:width="4.8327in" svg:height="0.6567in" draw:transform="rotate (-2.70368954426442) translate (6.12874825164887in 3.4573975264446in)" svg:viewBox="0 0 12276 1669" draw:points="0,1620 788,0 12276,1669"><text:p/></draw:polyline><draw:custom-shape draw:style-name="gr3" draw:text-style-name="P3" svg:width="1.0421in" svg:height="0.6358in" svg:x="0.5874in" svg:y="4.9429in"><text:p text:style-name="P3">l = l+1</text:p><draw:enhanced-geometry svg:viewBox="0 0 21600 21600" draw:glue-points="10800 0 0 10800 10800 21600 21600 10800" draw:type="flowchart-process" draw:enhanced-path="M 0 0 L 21600 0 21600 21600 0 21600 0 0 Z N"/></draw:custom-shape></draw:g><draw:line draw:style-name="gr4" draw:text-style-name="P3" svg:x1="1.0461in" svg:y1="5.5783in" svg:x2="1.0358in" svg:y2="6.0681in"><text:p/></draw:line><draw:custom-shape draw:style-name="gr3" draw:text-style-name="P3" svg:width="0.3752in" svg:height="0.365in" svg:x="0.8272in" svg:y="6.0264in"><text:p text:style-name="P3">H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/draw:g><draw:g text:anchor-type="paragraph" draw:z-index="3" draw:style-name="gr13"><draw:g draw:style-name="gr2"><draw:g draw:style-name="gr2"><draw:custom-shape draw:style-name="gr3" draw:text-style-name="P3" svg:width="0.3752in" svg:height="0.3858in" svg:x="4.5138in" svg:y="3.9429in"><text:p text:style-name="P3">E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3" draw:text-style-name="P3" svg:width="3.6134in" svg:height="0.698in" svg:x="2.8685in" svg:y="4.6618in"><text:p text:style-name="P3">individu[i][j].fitness[k] = <text:line-break/>(true_positive/(true_positive+false_negative)+<text:line-break/>true_negative/(true_negative+false_positive)) - 1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3" svg:width="2.2087in" svg:height="1.1567in" svg:x="3.5657in" svg:y="5.6409in"><text:p text:style-name="P3">best_individu[k].fitness&gt;<text:line-break/>individu[i][j].fitness[k]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polyline draw:style-name="gr4" draw:text-style-name="P3" svg:width="1.3331in" svg:height="1.7913in" svg:x="5.3055in" svg:y="6.2028in" svg:viewBox="0 0 3387 4551" draw:points="1191,0 3307,0 3387,4551 0,4524"><text:p/></draw:polyline><draw:frame draw:style-name="gr8" svg:width="0.615in" svg:height="0.2398in" svg:x="5.722in" svg:y="5.8594in"><draw:text-box><text:p>Tidak</text:p></draw:text-box></draw:frame><draw:g draw:style-name="gr7"><draw:line draw:style-name="gr4" draw:text-style-name="P3" svg:x1="4.6913in" svg:y1="6.7969in" svg:x2="4.6803in" svg:y2="7.1406in"><text:p/></draw:line><draw:frame draw:style-name="gr9" svg:width="0.4425in" svg:height="0.1925in" svg:x="4.8736in" svg:y="6.7972in"><draw:text-box><text:p>Ya</text:p></draw:text-box></draw:frame></draw:g><draw:custom-shape draw:style-name="gr3" draw:text-style-name="P3" svg:width="2.6567in" svg:height="0.4067in" svg:x="3.3583in" svg:y="7.1201in"><text:p text:style-name="P3">best_individu[k] = individu[i][j]<text:line-break/>best_feature[k] = individu[i][j].fenotip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3" svg:width="1.2815in" svg:height="0.313in" svg:x="4.024in" svg:y="7.8283in"><text:p text:style-name="P3">k = k+1</text:p><draw:enhanced-geometry svg:viewBox="0 0 21600 21600" draw:glue-points="10800 0 0 10800 10800 21600 21600 10800" draw:type="flowchart-process" draw:enhanced-path="M 0 0 L 21600 0 21600 21600 0 21600 0 0 Z N"/></draw:custom-shape><draw:line draw:style-name="gr4" draw:text-style-name="P3" svg:x1="4.7118in" svg:y1="4.3283in" svg:x2="4.722in" svg:y2="4.6618in"><text:p/></draw:line><draw:line draw:style-name="gr4" draw:text-style-name="P3" svg:x1="4.7012in" svg:y1="5.3591in" svg:x2="4.7114in" svg:y2="5.6925in"><text:p/></draw:line><draw:line draw:style-name="gr4" draw:text-style-name="P3" svg:x1="4.6803in" svg:y1="7.5264in" svg:x2="4.6906in" svg:y2="7.8598in"><text:p/></draw:line></draw:g><draw:line draw:style-name="gr4" draw:text-style-name="P3" svg:x1="4.0449in" svg:y1="8.0154in" svg:x2="3.5039in" svg:y2="8.0154in"><text:p/></draw:line><draw:custom-shape draw:style-name="gr3" draw:text-style-name="P3" svg:width="0.3858in" svg:height="0.3858in" svg:x="3.1185in" svg:y="7.8386in"><text:p text:style-name="P3">I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/draw:g><draw:g draw:style-name="gr2"><draw:custom-shape draw:style-name="gr3" draw:text-style-name="P3" svg:width="0.4067in" svg:height="0.4067in" svg:x="1.952in" svg:y="4.7346in"><text:p text:style-name="P3">C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3" draw:text-style-name="P3" svg:width="0.4067in" svg:height="0.4067in" svg:x="1.963in" svg:y="6.0992in"><text:p text:style-name="P3">J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3" draw:text-style-name="P3" svg:width="1.1776in" svg:height="0.313in" svg:x="1.5874in" svg:y="5.474in"><text:p text:style-name="P3">j = j+1</text:p><draw:enhanced-geometry svg:viewBox="0 0 21600 21600" draw:glue-points="10800 0 0 10800 10800 21600 21600 10800" draw:type="flowchart-process" draw:enhanced-path="M 0 0 L 21600 0 21600 21600 0 21600 0 0 Z N"/></draw:custom-shape><draw:line draw:style-name="gr4" draw:text-style-name="P3" svg:x1="2.1394in" svg:y1="5.1409in" svg:x2="2.1394in" svg:y2="5.4744in"><text:p/></draw:line><draw:line draw:style-name="gr4" draw:text-style-name="P3" svg:x1="2.1504in" svg:y1="5.7654in" svg:x2="2.1504in" svg:y2="6.0988in"><text:p/></draw:line></draw:g><draw:g draw:style-name="gr7"><draw:custom-shape draw:style-name="gr3" draw:text-style-name="P3" svg:width="0.4067in" svg:height="0.4067in" svg:x="1.9839in" svg:y="6.6618in"><text:p text:style-name="P3">B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3" draw:text-style-name="P3" svg:width="0.4067in" svg:height="0.4067in" svg:x="1.9949in" svg:y="8.0264in"><text:p text:style-name="P3">K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3" draw:text-style-name="P3" svg:width="1.1776in" svg:height="0.313in" svg:x="1.6193in" svg:y="7.4012in"><text:p text:style-name="P3">i = i+1</text:p><draw:enhanced-geometry svg:viewBox="0 0 21600 21600" draw:glue-points="10800 0 0 10800 10800 21600 21600 10800" draw:type="flowchart-process" draw:enhanced-path="M 0 0 L 21600 0 21600 21600 0 21600 0 0 Z N"/></draw:custom-shape><draw:line draw:style-name="gr4" draw:text-style-name="P3" svg:x1="2.1713in" svg:y1="7.0681in" svg:x2="2.1713in" svg:y2="7.4016in"><text:p/></draw:line><draw:line draw:style-name="gr4" draw:text-style-name="P3" svg:x1="2.1823in" svg:y1="7.6929in" svg:x2="2.1823in" svg:y2="8.0264in"><text:p/></draw:line></draw:g><draw:g draw:style-name="gr2"><draw:custom-shape draw:style-name="gr3" draw:text-style-name="P3" svg:width="1.198in" svg:height="0.3961in" svg:x="3.3894in" svg:y="8.5886in"><text:p text:style-name="P3">Selesai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draw:style-name="gr3" draw:text-style-name="P3" svg:width="0.4067in" svg:height="0.4276in" svg:x="2.4937in" svg:y="8.5264in"><text:p text:style-name="P3">A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line draw:style-name="gr4" draw:text-style-name="P3" svg:x1="2.9in" svg:y1="8.7449in" svg:x2="3.3898in" svg:y2="8.7449in"><text:p/></draw:line></draw:g></draw:g></text:p>
      <text:p text:style-name="P1"><draw:g text:anchor-type="paragraph" draw:z-index="9" draw:style-name="gr18"><draw:frame draw:style-name="gr8" svg:width="0.615in" svg:height="0.2398in" svg:x="3.15in" svg:y="1.6937in"><draw:text-box><text:p>Tidak</text:p></draw:text-box></draw:frame><draw:g draw:style-name="gr7"><draw:custom-shape draw:style-name="gr3" draw:text-style-name="P3" svg:width="1.3441in" svg:height="0.4276in" svg:x="1.8689in" svg:y="0.1937in"><text:p text:style-name="P3">Mulai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draw:style-name="gr3" draw:text-style-name="P3" svg:width="1.3441in" svg:height="0.4276in" svg:x="1.7752in" svg:y="7.7772in"><text:p text:style-name="P3">Selesai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draw:style-name="gr3" draw:text-style-name="P3" svg:width="2.0106in" svg:height="0.4689in" svg:x="1.5354in" svg:y="0.902in"><text:p text:style-name="P3">M = 1, removed_class = []<text:line-break/>tatami_best_feature = []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3" svg:width="2.115in" svg:height="0.9795in" svg:x="1.4732in" svg:y="1.6417in"><text:p text:style-name="P3">m &lt; length(kelas)-1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polyline draw:style-name="gr4" draw:text-style-name="P3" svg:width="2.1429in" svg:height="5.6343in" draw:transform="rotate (0.0106465084371654) translate (2.44417819279444in 2.14233469996157in)" svg:viewBox="0 0 5444 14312" draw:points="2904,0 5444,27 5301,13442 10,13413 0,14312"><text:p/></draw:polyline><draw:g draw:style-name="gr7"><draw:line draw:style-name="gr4" draw:text-style-name="P3" svg:x1="2.5248in" svg:y1="2.6205in" svg:x2="2.5146in" svg:y2="2.9642in"><text:p/></draw:line><draw:frame draw:style-name="gr9" svg:width="0.4067in" svg:height="0.1925in" svg:x="2.6917in" svg:y="2.6209in"><draw:text-box><text:p>Ya</text:p></draw:text-box></draw:frame></draw:g><draw:custom-shape draw:style-name="gr3" draw:text-style-name="P3" svg:width="2.6567in" svg:height="0.4362in" svg:x="1.2232in" svg:y="2.9957in"><text:p text:style-name="P3">data = data – (data yang kelasnya ada <text:line-break/>dalam removed_class)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3" svg:width="2.063in" svg:height="0.698in" svg:x="1.4209in" svg:y="3.7563in"><text:p text:style-name="P3">GE Multi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draw:style-name="gr3" draw:text-style-name="P3" svg:width="2.698in" svg:height="0.5213in" svg:x="1.1709in" svg:y="4.7772in"><text:p text:style-name="P3">best_class = <text:line-break/>arg_max(best_individu[arg].fitness)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3" svg:width="2.5732in" svg:height="0.865in" svg:x="1.1815in" svg:y="5.6102in"><text:p text:style-name="P3">removed_class.append(best_class)<text:line-break/><text:line-break/>tatami_best_feature[best_class] = <text:line-break/>best_feature[best_class]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3" svg:width="0.9898in" svg:height="0.3752in" svg:x="1.9835in" svg:y="6.7772in"><text:p text:style-name="P3">m = m+1</text:p><draw:enhanced-geometry svg:viewBox="0 0 21600 21600" draw:glue-points="10800 0 0 10800 10800 21600 21600 10800" draw:type="flowchart-process" draw:enhanced-path="M 0 0 L 21600 0 21600 21600 0 21600 0 0 Z N"/></draw:custom-shape><draw:line draw:style-name="gr4" draw:text-style-name="P3" svg:x1="2.5252in" svg:y1="0.6209in" svg:x2="2.5354in" svg:y2="0.9126in"><text:p/></draw:line><draw:line draw:style-name="gr4" draw:text-style-name="P3" svg:x1="2.5354in" svg:y1="1.3709in" svg:x2="2.5457in" svg:y2="1.6626in"><text:p/></draw:line><draw:line draw:style-name="gr4" draw:text-style-name="P3" svg:x1="2.5146in" svg:y1="3.4319in" svg:x2="2.5248in" svg:y2="3.7236in"><text:p/></draw:line><draw:line draw:style-name="gr4" draw:text-style-name="P3" svg:x1="2.4937in" svg:y1="4.4539in" svg:x2="2.5039in" svg:y2="4.7457in"><text:p/></draw:line><draw:line draw:style-name="gr4" draw:text-style-name="P3" svg:x1="2.5043in" svg:y1="5.298in" svg:x2="2.5146in" svg:y2="5.5898in"><text:p/></draw:line><draw:line draw:style-name="gr4" draw:text-style-name="P3" svg:x1="2.5146in" svg:y1="6.4748in" svg:x2="2.5248in" svg:y2="6.7665in"><text:p/></draw:line><draw:polyline draw:style-name="gr4" draw:text-style-name="P3" svg:width="1.135in" svg:height="4.8953in" draw:transform="rotate (-3.13391320488102) translate (1.98334636577616in 6.997530354452in)" svg:viewBox="0 0 2884 12435" draw:points="0,4 2884,0 2789,12435 1202,12370"><text:p/></draw:polyline></draw:g></draw:g></text:p>
      <text:p text:style-name="P1"><draw:g text:anchor-type="paragraph" draw:z-index="4" draw:style-name="gr14"><draw:line draw:style-name="gr4" draw:text-style-name="P3" svg:x1="2.9835in" svg:y1="1.2028in" svg:x2="3.3898in" svg:y2="1.2028in"><text:p/></draw:line><draw:frame draw:style-name="gr8" svg:width="0.615in" svg:height="0.2398in" svg:x="2.8791in" svg:y="0.7866in"><draw:text-box><text:p>Tidak</text:p></draw:text-box></draw:frame></draw:g><draw:g text:anchor-type="paragraph" draw:z-index="6" draw:style-name="gr14"><draw:line draw:style-name="gr4" draw:text-style-name="P3" svg:x1="2.0571in" svg:y1="1.0937in" svg:x2="2.0457in" svg:y2="1.4374in"><text:p/></draw:line><draw:frame draw:style-name="gr9" svg:width="0.4504in" svg:height="0.1925in" svg:x="2.2413in" svg:y="1.0937in"><draw:text-box><text:p>Ya</text:p></draw:text-box></draw:frame></draw:g><draw:g text:anchor-type="paragraph" draw:z-index="8" draw:style-name="gr14"><draw:custom-shape draw:style-name="gr17" draw:text-style-name="P3" svg:width="2.115in" svg:height="0.9795in" svg:x="1.1917in" svg:y="2.8693in"><text:p text:style-name="P3">j &lt; maksimum_populasi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g draw:style-name="gr7"><draw:line draw:style-name="gr4" draw:text-style-name="P3" svg:x1="3.3063in" svg:y1="3.3587in" svg:x2="3.7126in" svg:y2="3.3587in"><text:p/></draw:line><draw:frame draw:style-name="gr8" svg:width="0.615in" svg:height="0.2398in" svg:x="3.202in" svg:y="2.9421in"><draw:text-box><text:p>Tidak</text:p></draw:text-box></draw:frame></draw:g><draw:g draw:style-name="gr7"><draw:line draw:style-name="gr4" draw:text-style-name="P3" svg:x1="2.2437in" svg:y1="3.8484in" svg:x2="2.2335in" svg:y2="4.1921in"><text:p/></draw:line><draw:frame draw:style-name="gr9" svg:width="0.4067in" svg:height="0.1925in" svg:x="2.4106in" svg:y="3.8484in"><draw:text-box><text:p>Ya</text:p></draw:text-box></draw:frame></draw:g></draw:g><draw:line text:anchor-type="paragraph" draw:z-index="5" draw:style-name="gr15" draw:text-style-name="P3" svg:x1="1.4413in" svg:y1="0.4327in" svg:x2="1.4311in" svg:y2="0.7764in"><text:p/></draw:line><draw:custom-shape text:anchor-type="paragraph" draw:z-index="7" draw:style-name="gr16" draw:text-style-name="P3" svg:width="1.198in" svg:height="0.3961in" svg:x="4.3063in" svg:y="0.6618in"><text:p text:style-name="P3">Selesai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 Gunawan</meta:initial-creator>
    <meta:creation-date>2013-06-09T13:56:20</meta:creation-date>
    <dc:date>2013-06-09T17:38:53</dc:date>
    <dc:creator>Go Gunawan</dc:creator>
    <meta:editing-duration>PT2H33M48S</meta:editing-duration>
    <meta:editing-cycles>36</meta:editing-cycles>
    <meta:generator>LibreOffice/4.0.3.3$Linux_x86 LibreOffice_project/400m0$Build-3</meta:generator>
    <meta:document-statistic meta:table-count="0" meta:image-count="0" meta:object-count="0" meta:page-count="4" meta:paragraph-count="0" meta:word-count="0" meta:character-count="0" meta:non-whitespace-character-count="0"/>
  </office:meta>
</office:document-meta>
</file>